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7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2a6099"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2a6099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tatek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/>
          <table:table-cell office:value-type="string" calcext:value-type="string">
            <text:p>Czy spedził wiecej niż 20 dni?</text:p>
          </table:table-cell>
          <table:table-cell/>
          <table:table-cell office:value-type="string" calcext:value-type="string">
            <text:p>Illosc kursow gdzie spedzili wiecej niz 20 dni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formula="of:=IF([.A2]-[.A2]&gt;20;1;0)" office:value-type="float" office:value="0" calcext:value-type="float">
            <text:p>0</text:p>
          </table:table-cell>
          <table:table-cell/>
          <table:table-cell table:formula="of:=COUNTIF([.H2:.H203];1)" office:value-type="float" office:value="28" calcext:value-type="float">
            <text:p>28</text:p>
          </table:table-cell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table:formula="of:=IF([.A3]-[.A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formula="of:=IF([.A4]-[.A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5]-[.A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6]-[.A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7]-[.A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8]-[.A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IF([.A9]-[.A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formula="of:=IF([.A10]-[.A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IF([.A11]-[.A1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2]-[.A11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table:formula="of:=IF([.A13]-[.A1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4]-[.A1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5]-[.A1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6]-[.A1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7]-[.A1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8]-[.A1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9]-[.A1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20]-[.A1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21]-[.A2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22]-[.A2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formula="of:=IF([.A23]-[.A2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24]-[.A2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25]-[.A2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26]-[.A2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27]-[.A2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28]-[.A2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29]-[.A2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30]-[.A2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/>
          <table:table-cell table:formula="of:=IF([.A31]-[.A3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formula="of:=IF([.A32]-[.A3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IF([.A33]-[.A3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34]-[.A3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35]-[.A3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/>
          <table:table-cell table:formula="of:=IF([.A36]-[.A3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formula="of:=IF([.A37]-[.A3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38]-[.A3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formula="of:=IF([.A39]-[.A3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40]-[.A3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/>
          <table:table-cell table:formula="of:=IF([.A41]-[.A4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formula="of:=IF([.A42]-[.A4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43]-[.A4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44]-[.A4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45]-[.A4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IF([.A46]-[.A4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47]-[.A4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48]-[.A4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49]-[.A4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50]-[.A4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formula="of:=IF([.A51]-[.A5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52]-[.A5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53]-[.A5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54]-[.A5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55]-[.A5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56]-[.A5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57]-[.A5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/>
          <table:table-cell table:formula="of:=IF([.A58]-[.A5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59]-[.A5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60]-[.A5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61]-[.A6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62]-[.A61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63]-[.A6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64]-[.A6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65]-[.A6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IF([.A66]-[.A6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67]-[.A6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68]-[.A6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69]-[.A6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70]-[.A6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71]-[.A7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formula="of:=IF([.A72]-[.A7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73]-[.A7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74]-[.A7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75]-[.A7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76]-[.A7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/>
          <table:table-cell table:formula="of:=IF([.A77]-[.A7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78]-[.A7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79]-[.A7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80]-[.A7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81]-[.A8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82]-[.A8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83]-[.A82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84]-[.A8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85]-[.A8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86]-[.A8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/>
          <table:table-cell table:formula="of:=IF([.A87]-[.A8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88]-[.A8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89]-[.A8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formula="of:=IF([.A90]-[.A8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91]-[.A9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IF([.A92]-[.A9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93]-[.A9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94]-[.A9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95]-[.A9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96]-[.A9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97]-[.A9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98]-[.A9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99]-[.A9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00]-[.A9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01]-[.A10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02]-[.A10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03]-[.A10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04]-[.A10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05]-[.A10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table:formula="of:=IF([.A106]-[.A10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07]-[.A10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formula="of:=IF([.A108]-[.A10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formula="of:=IF([.A109]-[.A10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110]-[.A10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formula="of:=IF([.A111]-[.A11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112]-[.A11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/>
          <table:table-cell table:formula="of:=IF([.A113]-[.A11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14]-[.A11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15]-[.A11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16]-[.A11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17]-[.A11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IF([.A118]-[.A11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19]-[.A11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formula="of:=IF([.A120]-[.A11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121]-[.A12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122]-[.A12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23]-[.A122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24]-[.A12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25]-[.A124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26]-[.A12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27]-[.A12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28]-[.A12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29]-[.A12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/>
          <table:table-cell table:formula="of:=IF([.A130]-[.A12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31]-[.A13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32]-[.A13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33]-[.A13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34]-[.A13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135]-[.A134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36]-[.A13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37]-[.A13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38]-[.A13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39]-[.A138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40]-[.A13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141]-[.A14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42]-[.A14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43]-[.A14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44]-[.A14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formula="of:=IF([.A145]-[.A14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formula="of:=IF([.A146]-[.A14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formula="of:=IF([.A147]-[.A14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48]-[.A14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49]-[.A14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50]-[.A14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151]-[.A15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52]-[.A15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53]-[.A15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154]-[.A15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55]-[.A15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56]-[.A15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57]-[.A15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IF([.A158]-[.A15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59]-[.A15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60]-[.A15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61]-[.A16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62]-[.A16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/>
          <table:table-cell table:formula="of:=IF([.A163]-[.A162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64]-[.A16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165]-[.A16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66]-[.A16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67]-[.A16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168]-[.A16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169]-[.A168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70]-[.A16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71]-[.A17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72]-[.A17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73]-[.A17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74]-[.A173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75]-[.A17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76]-[.A17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77]-[.A17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formula="of:=IF([.A178]-[.A17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IF([.A179]-[.A17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180]-[.A17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181]-[.A18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82]-[.A18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/>
          <table:table-cell table:formula="of:=IF([.A183]-[.A18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84]-[.A18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85]-[.A18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formula="of:=IF([.A186]-[.A185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187]-[.A18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88]-[.A18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189]-[.A18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IF([.A190]-[.A18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191]-[.A19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92]-[.A19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193]-[.A19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94]-[.A193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95]-[.A19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96]-[.A19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97]-[.A19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/>
          <table:table-cell table:formula="of:=IF([.A198]-[.A197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99]-[.A198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200]-[.A199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201]-[.A200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202]-[.A20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203]-[.A20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7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.00.0000</text:date>, <text:time style:data-style-name="N2" text:time-value="16:00:42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46:30.017000000</meta:creation-date>
    <dc:date>2024-11-30T16:38:54.422000000</dc:date>
    <meta:editing-duration>PT1H3M17S</meta:editing-duration>
    <meta:editing-cycles>6</meta:editing-cycles>
    <meta:generator>LibreOffice/24.8.3.2$Windows_X86_64 LibreOffice_project/48a6bac9e7e268aeb4c3483fcf825c94556d9f92</meta:generator>
    <meta:document-statistic meta:table-count="1" meta:cell-count="1423" meta:object-count="0"/>
  </office:meta>
</office:document-meta>
</file>